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583cm"/>
    </style:style>
    <style:style style:name="co6" style:family="table-column">
      <style:table-column-properties fo:break-before="auto" style:column-width="8.996cm"/>
    </style:style>
    <style:style style:name="co7" style:family="table-column">
      <style:table-column-properties fo:break-before="auto" style:column-width="1.221cm"/>
    </style:style>
    <style:style style:name="co8" style:family="table-column">
      <style:table-column-properties fo:break-before="auto" style:column-width="1.586cm"/>
    </style:style>
    <style:style style:name="co9" style:family="table-column">
      <style:table-column-properties fo:break-before="auto" style:column-width="8.8cm"/>
    </style:style>
    <style:style style:name="co10" style:family="table-column">
      <style:table-column-properties fo:break-before="auto" style:column-width="4.717cm"/>
    </style:style>
    <style:style style:name="co11" style:family="table-column">
      <style:table-column-properties fo:break-before="auto" style:column-width="3.4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 style:data-style-name="N10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1"/>
    <style:style style:name="ce6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2"/>
    <style:style style:name="ce8" style:family="table-cell" style:parent-style-name="Default" style:data-style-name="N33"/>
    <style:style style:name="ta_extref" style:family="table">
      <style:table-properties table:display="false"/>
    </style:style>
  </office:automatic-styles>
  <office:body>
    <office:spreadsheet>
      <table:table table:name="タイタニック予測精度" table:style-name="ta1"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7"/>
        <table:table-column table:style-name="co1" table:number-columns-repeated="2" table:default-cell-style-name="ce7"/>
        <table:table-column table:style-name="co1" table:default-cell-style-name="Default"/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日付</text:p>
          </table:table-cell>
          <table:table-cell office:value-type="string">
            <text:p>評価方法</text:p>
          </table:table-cell>
          <table:table-cell office:value-type="string">
            <text:p>アルゴリズム</text:p>
          </table:table-cell>
          <table:table-cell office:value-type="string">
            <text:p>説明変数</text:p>
          </table:table-cell>
          <table:table-cell office:value-type="string">
            <text:p>設定</text:p>
          </table:table-cell>
          <table:table-cell office:value-type="string">
            <text:p>精度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office:value-type="string">
            <text:p>CV</text:p>
          </table:table-cell>
          <table:table-cell office:value-type="string">
            <text:p>C_SVM</text:p>
          </table:table-cell>
          <table:table-cell table:number-columns-repeated="2"/>
          <table:table-cell office:value-type="float" office:value="0.851852">
            <text:p>0.85185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office:value-type="string">
            <text:p>CV</text:p>
          </table:table-cell>
          <table:table-cell office:value-type="string">
            <text:p>C_SVM</text:p>
          </table:table-cell>
          <table:table-cell/>
          <table:table-cell office:value-type="string">
            <text:p>線形カーネル</text:p>
          </table:table-cell>
          <table:table-cell office:value-type="float" office:value="0.840629">
            <text:p>0.84063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office:value-type="string">
            <text:p>CV</text:p>
          </table:table-cell>
          <table:table-cell office:value-type="string">
            <text:p>C_SVM</text:p>
          </table:table-cell>
          <table:table-cell/>
          <table:table-cell office:value-type="string">
            <text:p>スケーリングなし</text:p>
          </table:table-cell>
          <table:table-cell office:value-type="float" office:value="0.731762">
            <text:p>0.73176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table:style-name="ce7" office:value-type="string">
            <text:p>正解率</text:p>
          </table:table-cell>
          <table:table-cell office:value-type="string">
            <text:p>ナイーブベイズ</text:p>
          </table:table-cell>
          <table:table-cell table:number-columns-repeated="2"/>
          <table:table-cell office:value-type="float" office:value="0.795735">
            <text:p>0.79574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table:style-name="ce7" office:value-type="string">
            <text:p>正解率</text:p>
          </table:table-cell>
          <table:table-cell office:value-type="string">
            <text:p>ナイーブベイズ</text:p>
          </table:table-cell>
          <table:table-cell/>
          <table:table-cell office:value-type="string">
            <text:p>Pclassを利用</text:p>
          </table:table-cell>
          <table:table-cell office:value-type="float" office:value="0.765432">
            <text:p>0.76543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table:style-name="ce7" office:value-type="string">
            <text:p>正解率</text:p>
          </table:table-cell>
          <table:table-cell office:value-type="string">
            <text:p>ナイーブベイズ</text:p>
          </table:table-cell>
          <table:table-cell/>
          <table:table-cell office:value-type="string">
            <text:p>生存率と比較</text:p>
          </table:table-cell>
          <table:table-cell office:value-type="float" office:value="0.820426">
            <text:p>0.82043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1-28">
            <text:p>1月28日</text:p>
          </table:table-cell>
          <table:table-cell table:style-name="ce7" office:value-type="string">
            <text:p>正解率</text:p>
          </table:table-cell>
          <table:table-cell office:value-type="string">
            <text:p>ナイーブベイズ</text:p>
          </table:table-cell>
          <table:table-cell/>
          <table:table-cell office:value-type="string">
            <text:p>バンド幅自動調整</text:p>
          </table:table-cell>
          <table:table-cell office:value-type="float" office:value="0.811448">
            <text:p>0.81145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2-16">
            <text:p>2月16日</text:p>
          </table:table-cell>
          <table:table-cell office:value-type="string">
            <text:p>BIC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</text:p>
          </table:table-cell>
          <table:table-cell/>
          <table:table-cell office:value-type="float" office:value="811.681587">
            <text:p>811.68159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2-16">
            <text:p>2月16日</text:p>
          </table:table-cell>
          <table:table-cell table:style-name="ce7" office:value-type="string">
            <text:p>正解率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</text:p>
          </table:table-cell>
          <table:table-cell/>
          <table:table-cell office:value-type="float" office:value="0.786756">
            <text:p>0.78676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2-16">
            <text:p>2月16日</text:p>
          </table:table-cell>
          <table:table-cell office:value-type="string">
            <text:p>BIC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２段階</text:p>
          </table:table-cell>
          <table:table-cell/>
          <table:table-cell office:value-type="float" office:value="792.734858">
            <text:p>792.73486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2-16">
            <text:p>2月16日</text:p>
          </table:table-cell>
          <table:table-cell table:style-name="ce7" office:value-type="string">
            <text:p>正解率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２段階</text:p>
          </table:table-cell>
          <table:table-cell/>
          <table:table-cell office:value-type="float" office:value="0.792368">
            <text:p>0.79237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2-16">
            <text:p>2月16日</text:p>
          </table:table-cell>
          <table:table-cell office:value-type="string">
            <text:p>BIC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10段階</text:p>
          </table:table-cell>
          <table:table-cell/>
          <table:table-cell office:value-type="float" office:value="772.734858">
            <text:p>772.73486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2-16">
            <text:p>2月16日</text:p>
          </table:table-cell>
          <table:table-cell table:style-name="ce7" office:value-type="string">
            <text:p>正解率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10段階</text:p>
          </table:table-cell>
          <table:table-cell/>
          <table:table-cell office:value-type="float" office:value="0.813692">
            <text:p>0.81369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2-16">
            <text:p>2月16日</text:p>
          </table:table-cell>
          <table:table-cell office:value-type="string">
            <text:p>BIC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7段階,友人家族の死亡率3段階</text:p>
          </table:table-cell>
          <table:table-cell/>
          <table:table-cell office:value-type="float" office:value="602.407562">
            <text:p>602.40756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2-16">
            <text:p>2月16日</text:p>
          </table:table-cell>
          <table:table-cell table:style-name="ce7" office:value-type="string">
            <text:p>正解率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7段階,友人家族の死亡率3段階</text:p>
          </table:table-cell>
          <table:table-cell/>
          <table:table-cell office:value-type="float" office:value="0.860831">
            <text:p>0.8608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日付</text:p>
          </table:table-cell>
          <table:table-cell office:value-type="string">
            <text:p>アルゴリズム</text:p>
          </table:table-cell>
          <table:table-cell office:value-type="string">
            <text:p>説明変数</text:p>
          </table:table-cell>
          <table:table-cell office:value-type="string">
            <text:p>設定</text:p>
          </table:table-cell>
          <table:table-cell office:value-type="string">
            <text:p>BIC</text:p>
          </table:table-cell>
          <table:table-cell office:value-type="string">
            <text:p>正解率</text:p>
          </table:table-cell>
          <table:table-cell office:value-type="string">
            <text:p>CV</text:p>
          </table:table-cell>
          <table:table-cell office:value-type="string">
            <text:p>本番</text:p>
          </table:table-cell>
        </table:table-row>
        <table:table-row table:style-name="ro2">
          <table:table-cell table:style-name="ce1" office:value-type="date" office:date-value="2014-02-17">
            <text:p>2月17日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7段階,友人家族の死亡率3段階</text:p>
          </table:table-cell>
          <table:table-cell office:value-type="string">
            <text:p>バグ修正</text:p>
          </table:table-cell>
          <table:table-cell office:value-type="float" office:value="592.261782">
            <text:p>592.26178</text:p>
          </table:table-cell>
          <table:table-cell office:value-type="float" office:value="0.860831">
            <text:p>0.86083</text:p>
          </table:table-cell>
          <table:table-cell office:value-type="float" office:value="0.842873">
            <text:p>0.84287</text:p>
          </table:table-cell>
          <table:table-cell/>
        </table:table-row>
        <table:table-row table:style-name="ro2">
          <table:table-cell table:style-name="ce1" office:value-type="date" office:date-value="2014-02-22">
            <text:p>2月22日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6段階,友人家族の死亡率3段階</text:p>
          </table:table-cell>
          <table:table-cell office:value-type="string">
            <text:p>年齢ボーダーライン:12 24 38 52 66</text:p>
          </table:table-cell>
          <table:table-cell/>
          <table:table-cell office:value-type="float" office:value="0.859708">
            <text:p>0.85971</text:p>
          </table:table-cell>
          <table:table-cell office:value-type="float" office:value="0.847363">
            <text:p>0.84736</text:p>
          </table:table-cell>
          <table:table-cell/>
        </table:table-row>
        <table:table-row table:style-name="ro2">
          <table:table-cell table:style-name="ce1" office:value-type="date" office:date-value="2014-02-22">
            <text:p>2月22日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6段階,友人家族の死亡率3段階</text:p>
          </table:table-cell>
          <table:table-cell office:value-type="string">
            <text:p>??????</text:p>
          </table:table-cell>
          <table:table-cell office:value-type="float" office:value="624.792463">
            <text:p>624.79246</text:p>
          </table:table-cell>
          <table:table-cell office:value-type="float" office:value="0.8529">
            <text:p>0.85290</text:p>
          </table:table-cell>
          <table:table-cell office:value-type="float" office:value="0.833895">
            <text:p>0.83390</text:p>
          </table:table-cell>
          <table:table-cell office:value-type="float" office:value="0.76">
            <text:p>0.76</text:p>
          </table:table-cell>
        </table:table-row>
        <table:table-row table:style-name="ro2">
          <table:table-cell table:style-name="ce1" office:value-type="date" office:date-value="2014-02-22">
            <text:p>2月22日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6段階,友人家族の死亡率3段階</text:p>
          </table:table-cell>
          <table:table-cell/>
          <table:table-cell office:value-type="float" office:value="606.22622">
            <text:p>606.22622</text:p>
          </table:table-cell>
          <table:table-cell office:value-type="float" office:value="0.85856">
            <text:p>0.85856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2-22">
            <text:p>2月22日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6段階,友人家族の死亡率3段階</text:p>
          </table:table-cell>
          <table:table-cell office:value-type="string">
            <text:p>年齢ボーダーライン:12 24 38 52 66</text:p>
          </table:table-cell>
          <table:table-cell table:style-name="Default" office:value-type="float" office:value="618.394246">
            <text:p>618.39</text:p>
          </table:table-cell>
          <table:table-cell table:style-name="Default" office:value-type="float" office:value="0.858586">
            <text:p>0.86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2-22">
            <text:p>2月22日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6段階,友人家族の死亡率3段階</text:p>
          </table:table-cell>
          <table:table-cell office:value-type="string">
            <text:p>11 24 40 54 67</text:p>
          </table:table-cell>
          <table:table-cell office:value-type="float" office:value="622.498449">
            <text:p>622.49845</text:p>
          </table:table-cell>
          <table:table-cell office:value-type="float" office:value="0.855219">
            <text:p>0.85522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2-22">
            <text:p>2月22日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6段階,友人家族の死亡率3段階,部屋の位置</text:p>
          </table:table-cell>
          <table:table-cell office:value-type="string">
            <text:p>年齢ボーダーライン:12 24 38 52 66</text:p>
          </table:table-cell>
          <table:table-cell office:value-type="float" office:value="580.683451">
            <text:p>580.68345</text:p>
          </table:table-cell>
          <table:table-cell office:value-type="float" office:value="0.867565">
            <text:p>0.86757</text:p>
          </table:table-cell>
          <table:table-cell/>
          <table:table-cell office:value-type="float" office:value="0.7464">
            <text:p>0.75</text:p>
          </table:table-cell>
        </table:table-row>
        <table:table-row table:style-name="ro1" table:number-rows-repeated="6550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テスト精度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日付</text:p>
          </table:table-cell>
          <table:table-cell office:value-type="string">
            <text:p>評価方法</text:p>
          </table:table-cell>
          <table:table-cell office:value-type="string">
            <text:p>アルゴリズム</text:p>
          </table:table-cell>
          <table:table-cell office:value-type="string">
            <text:p>説明変数</text:p>
          </table:table-cell>
          <table:table-cell office:value-type="string">
            <text:p>設定</text:p>
          </table:table-cell>
          <table:table-cell office:value-type="string">
            <text:p>精度</text:p>
          </table:table-cell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office:value-type="string">
            <text:p>本番</text:p>
          </table:table-cell>
          <table:table-cell office:value-type="string">
            <text:p>C_SVM</text:p>
          </table:table-cell>
          <table:table-cell table:number-columns-repeated="2"/>
          <table:table-cell office:value-type="float" office:value="0.727">
            <text:p>0.72700</text:p>
          </table:table-cell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office:value-type="string">
            <text:p>本番</text:p>
          </table:table-cell>
          <table:table-cell office:value-type="string">
            <text:p>ナイーブベイズ</text:p>
          </table:table-cell>
          <table:table-cell table:number-columns-repeated="2"/>
          <table:table-cell office:value-type="float" office:value="0.77">
            <text:p>0.77000</text:p>
          </table:table-cell>
        </table:table-row>
        <table:table-row table:style-name="ro2">
          <table:table-cell table:style-name="ce1" office:value-type="date" office:date-value="2014-02-16">
            <text:p>2月16日</text:p>
          </table:table-cell>
          <table:table-cell office:value-type="string">
            <text:p>本番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10段階,友人家族の死亡率3段階</text:p>
          </table:table-cell>
          <table:table-cell/>
          <table:table-cell table:style-name="ce6" office:value-type="float" office:value="0.76555">
            <text:p>0.76555</text:p>
          </table:table-cell>
        </table:table-row>
        <table:table-row table:style-name="ro1" table:number-rows-repeated="18">
          <table:table-cell table:number-columns-repeated="6"/>
        </table:table-row>
        <table:table-row table:style-name="ro1">
          <table:table-cell table:number-columns-repeated="2"/>
          <table:table-cell table:style-name="ce3" office:value-type="float" office:value="0.72727">
            <text:p>0.73</text:p>
          </table:table-cell>
          <table:table-cell table:style-name="ce3"/>
          <table:table-cell table:style-name="ce4"/>
          <table:table-cell/>
        </table:table-row>
        <table:table-row table:style-name="ro1" table:number-rows-repeated="655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年齢保管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 table:number-rows-repeated="3">
          <table:table-cell table:style-name="Default"/>
          <table:table-cell table:number-columns-repeated="4"/>
        </table:table-row>
        <table:table-row table:style-name="ro2">
          <table:table-cell office:value-type="date" office:date-value="2014-01-26">
            <text:p>1月26日</text:p>
          </table:table-cell>
          <table:table-cell office:value-type="string">
            <text:p>E_SVR</text:p>
          </table:table-cell>
          <table:table-cell office:value-type="string">
            <text:p>eps:1e-3</text:p>
          </table:table-cell>
          <table:table-cell office:value-type="float" office:value="180.152452">
            <text:p>180.15</text:p>
          </table:table-cell>
          <table:table-cell table:formula="of:=SQRT([.D4])" office:value-type="float" office:value="13.4220882130911">
            <text:p>13.42</text:p>
          </table:table-cell>
        </table:table-row>
        <table:table-row table:style-name="ro2">
          <table:table-cell office:value-type="date" office:date-value="2014-01-26">
            <text:p>1月26日</text:p>
          </table:table-cell>
          <table:table-cell office:value-type="string">
            <text:p>MEAN</text:p>
          </table:table-cell>
          <table:table-cell office:value-type="string">
            <text:p>平均：29.679272</text:p>
          </table:table-cell>
          <table:table-cell office:value-type="float" office:value="211">
            <text:p>211</text:p>
          </table:table-cell>
          <table:table-cell table:formula="of:=SQRT([.D5])" office:value-type="float" office:value="14.525839046334">
            <text:p>14.53</text:p>
          </table:table-cell>
        </table:table-row>
        <table:table-row table:style-name="ro2">
          <table:table-cell office:value-type="date" office:date-value="2014-01-26">
            <text:p>1月26日</text:p>
          </table:table-cell>
          <table:table-cell office:value-type="string">
            <text:p>E_SVR</text:p>
          </table:table-cell>
          <table:table-cell office:value-type="string">
            <text:p>eps:1e-2</text:p>
          </table:table-cell>
          <table:table-cell office:value-type="float" office:value="180.139563">
            <text:p>180.14</text:p>
          </table:table-cell>
          <table:table-cell table:formula="of:=SQRT([.D6])" office:value-type="float" office:value="13.4216080631197">
            <text:p>13.42</text:p>
          </table:table-cell>
        </table:table-row>
        <table:table-row table:style-name="ro2">
          <table:table-cell office:value-type="date" office:date-value="2014-01-26">
            <text:p>1月26日</text:p>
          </table:table-cell>
          <table:table-cell office:value-type="string">
            <text:p>NU＿SVR</text:p>
          </table:table-cell>
          <table:table-cell/>
          <table:table-cell office:value-type="float" office:value="178.773131">
            <text:p>178.77</text:p>
          </table:table-cell>
          <table:table-cell table:formula="of:=SQRT([.D7])" office:value-type="float" office:value="13.3706069794905">
            <text:p>13.37</text:p>
          </table:table-cell>
        </table:table-row>
        <table:table-row table:style-name="ro2">
          <table:table-cell office:value-type="date" office:date-value="2014-01-26">
            <text:p>1月26日</text:p>
          </table:table-cell>
          <table:table-cell office:value-type="string">
            <text:p>NU＿SVR</text:p>
          </table:table-cell>
          <table:table-cell office:value-type="string">
            <text:p>敬称を利用</text:p>
          </table:table-cell>
          <table:table-cell office:value-type="float" office:value="147.10554">
            <text:p>147.11</text:p>
          </table:table-cell>
          <table:table-cell table:formula="of:=SQRT([.D8])" office:value-type="float" office:value="12.1287072682953">
            <text:p>12.13</text:p>
          </table:table-cell>
        </table:table-row>
        <table:table-row table:style-name="ro2">
          <table:table-cell office:value-type="date" office:date-value="2014-01-26">
            <text:p>1月26日</text:p>
          </table:table-cell>
          <table:table-cell office:value-type="string">
            <text:p>NU＿SVR</text:p>
          </table:table-cell>
          <table:table-cell office:value-type="string">
            <text:p>LINEAR</text:p>
          </table:table-cell>
          <table:table-cell office:value-type="float" office:value="135.94265">
            <text:p>135.94</text:p>
          </table:table-cell>
          <table:table-cell table:formula="of:=SQRT([.D9])" office:value-type="float" office:value="11.6594446694515">
            <text:p>11.66</text:p>
          </table:table-cell>
        </table:table-row>
        <table:table-row table:style-name="ro2">
          <table:table-cell table:style-name="ce8" office:value-type="date" office:date-value="2014-02-22">
            <text:p>2月22日</text:p>
          </table:table-cell>
          <table:table-cell office:value-type="string">
            <text:p>NU＿SVR</text:p>
          </table:table-cell>
          <table:table-cell/>
          <table:table-cell office:value-type="float" office:value="207">
            <text:p>207</text:p>
          </table:table-cell>
          <table:table-cell table:formula="of:=SQRT([.D10])" office:value-type="float" office:value="14.3874945699382">
            <text:p>14.39</text:p>
          </table:table-cell>
        </table:table-row>
        <table:table-row table:style-name="ro2">
          <table:table-cell table:style-name="ce8" office:value-type="date" office:date-value="2014-02-22">
            <text:p>2月22日</text:p>
          </table:table-cell>
          <table:table-cell office:value-type="string">
            <text:p>NU＿SVR</text:p>
          </table:table-cell>
          <table:table-cell office:value-type="string">
            <text:p>バグ対策</text:p>
          </table:table-cell>
          <table:table-cell office:value-type="float" office:value="133.981921">
            <text:p>133.98</text:p>
          </table:table-cell>
          <table:table-cell table:formula="of:=SQRT([.D11])" office:value-type="float" office:value="11.575055982586">
            <text:p>11.58</text:p>
          </table:table-cell>
        </table:table-row>
      </table:table>
      <table:named-expressions>
        <table:named-range table:name="0.77033" table:base-cell-address="$テスト精度.$F$4" table:cell-range-address="$テスト精度.$G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VL Pゴシック" svg:font-family="'VL P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5" number:min-integer-digits="1" number:grouping="true"/>
    </number:number-style>
    <style:style style:name="Default" style:family="table-cell">
      <style:text-properties style:font-name-asian="VL Pゴシック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2">2014/02/22</text:date>, <text:time>18:14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osuke </meta:initial-creator>
    <meta:creation-date>2014-01-25T23:34:30</meta:creation-date>
    <dc:date>2014-02-22T18:14:31.12</dc:date>
    <meta:editing-duration>PT281H37M28S</meta:editing-duration>
    <meta:editing-cycles>59</meta:editing-cycles>
    <meta:generator>OpenOffice.org/3.2$Win32 OpenOffice.org_project/320m18$Build-9502</meta:generator>
    <dc:title>Leaderboard - Titanic: Machine Learning from Disaster | Kaggle</dc:title>
    <meta:document-statistic meta:table-count="3" meta:cell-count="190" meta:object-count="0"/>
  </office:meta>
</office:document-meta>
</file>